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cm" svg:stroke-color="#000000" draw:fill="none" draw:fill-color="#ffffff" fo:padding-top="-0.04cm" fo:padding-bottom="-0.04cm" fo:padding-left="-0.04cm" fo:padding-right="-0.04cm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0.421cm" fo:min-width="0.14cm"/>
    </style:style>
  </office:automatic-styles>
  <office:body>
    <office:drawing>
      <draw:page draw:name="page1" draw:style-name="dp1" draw:master-page-name="Default">
        <draw:g>
          <draw:glue-point draw:id="4" svg:x="0cm" svg:y="2.193cm"/>
          <draw:glue-point draw:id="5" svg:x="0cm" svg:y="-4.825cm"/>
          <draw:glue-point draw:id="6" svg:x="-8.333cm" svg:y="-1.316cm"/>
          <draw:glue-point draw:id="7" svg:x="8.333cm" svg:y="-1.316cm"/>
          <draw:circle draw:style-name="gr1" draw:layer="layout" svg:width="0.702cm" svg:height="0.702cm" svg:x="0.07cm" svg:y="0cm">
            <text:p/>
          </draw:circle>
          <draw:rect draw:style-name="gr1" draw:layer="layout" svg:width="0.842cm" svg:height="0.421cm" svg:x="0cm" svg:y="0.737cm">
            <text:p/>
          </draw:rect>
          <draw:frame draw:style-name="gr2" draw:layer="layout" svg:width="0.14cm" svg:height="1.025cm" svg:x="0.421cm" svg:y="1.277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cene graph - field</dc:title>
    <meta:creation-date>2011-02-07T16:56:02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